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20.23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11.942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5.002cm"/>
    </style:style>
    <style:style style:name="co23" style:family="table-column">
      <style:table-column-properties fo:break-before="auto" style:column-width="7.049cm"/>
    </style:style>
    <style:style style:name="co24" style:family="table-column">
      <style:table-column-properties fo:break-before="auto" style:column-width="3.482cm"/>
    </style:style>
    <style:style style:name="co25" style:family="table-column">
      <style:table-column-properties fo:break-before="auto" style:column-width="2.542cm"/>
    </style:style>
    <style:style style:name="co26" style:family="table-column">
      <style:table-column-properties fo:break-before="auto" style:column-width="7.463cm"/>
    </style:style>
    <style:style style:name="co27" style:family="table-column">
      <style:table-column-properties fo:break-before="auto" style:column-width="8.569cm"/>
    </style:style>
    <style:style style:name="co28" style:family="table-column">
      <style:table-column-properties fo:break-before="auto" style:column-width="2.819cm"/>
    </style:style>
    <style:style style:name="co29" style:family="table-column">
      <style:table-column-properties fo:break-before="auto" style:column-width="11.113cm"/>
    </style:style>
    <style:style style:name="co30" style:family="table-column">
      <style:table-column-properties fo:break-before="auto" style:column-width="6.44cm"/>
    </style:style>
    <style:style style:name="co31" style:family="table-column">
      <style:table-column-properties fo:break-before="auto" style:column-width="3.29cm"/>
    </style:style>
    <style:style style:name="co32" style:family="table-column">
      <style:table-column-properties fo:break-before="auto" style:column-width="2.958cm"/>
    </style:style>
    <style:style style:name="co33" style:family="table-column">
      <style:table-column-properties fo:break-before="auto" style:column-width="3.067cm"/>
    </style:style>
    <style:style style:name="co34" style:family="table-column">
      <style:table-column-properties fo:break-before="auto" style:column-width="3.344cm"/>
    </style:style>
    <style:style style:name="co35" style:family="table-column">
      <style:table-column-properties fo:break-before="auto" style:column-width="3.704cm"/>
    </style:style>
    <style:style style:name="co36" style:family="table-column">
      <style:table-column-properties fo:break-before="auto" style:column-width="4.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solid" style:text-line-through-type="single" style:font-weight-asian="normal"/>
    </style:style>
    <style:style style:name="ce11" style:family="table-cell" style:parent-style-name="Default" style:data-style-name="N37"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Priority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T09, DT13, DT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15, DT16, DT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7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8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9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51, DT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Development Tasks" table:style-name="ta1">
        <table:shapes>
          <draw:frame draw:z-index="0" draw:style-name="gr1" draw:text-style-name="P1" svg:width="15.999cm" svg:height="8.999cm" svg:x="53.935cm" svg:y="1.034cm">
            <draw:object draw:notify-on-update-of-ranges="'Development Tasks'.M3:'Development Tasks'.M4 'Development Tasks'.N3:'Development Tasks'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29" calcext:value-type="date">
            <text:p>29/09/14</text:p>
          </table:table-cell>
          <table:table-cell table:number-columns-repeated="7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100]; &quot;Yes&quot;)" office:value-type="float" office:value="55" calcext:value-type="float">
            <text:p>55</text:p>
          </table:table-cell>
          <table:table-cell table:number-columns-repeated="7"/>
          <table:table-cell office:value-type="string" calcext:value-type="string">
            <text:p>Incomplete Tasks</text:p>
          </table:table-cell>
          <table:table-cell table:formula="of:=([.E5]-[.E4])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100])" office:value-type="float" office:value="84" calcext:value-type="float">
            <text:p>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8" table:formula="of:=([.E4] / [.E5])" office:value-type="percentage" office:value="0.654761904761905" calcext:value-type="percentage">
            <text:p>65%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print Assigne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4" calcext:value-type="date">
            <text:p>14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80" calcext:value-type="float">
            <text:p>80</text:p>
          </table:table-cell>
          <table:table-cell table:formula="of:=IF([.F27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3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4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5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36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3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40" calcext:value-type="float">
            <text:p>40</text:p>
          </table:table-cell>
          <table:table-cell table:formula="of:=IF([.F3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6-25" calcext:value-type="date">
            <text:p>25/06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1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DT34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Authentication REST Endpoint setup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IF([.F42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4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0" office:value-type="string" calcext:value-type="string">
            <text:p>DT37</text:p>
          </table:table-cell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Implement MySQL database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5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38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IDE Plugin developm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6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39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Website Development</text:p>
          </table:table-cell>
          <table:table-cell table:style-name="ce10" office:value-type="string" calcext:value-type="string">
            <text:p>Websit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10" calcext:value-type="float">
            <text:p>10</text:p>
          </table:table-cell>
          <table:table-cell table:formula="of:=IF([.F47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40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8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41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 – Cli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49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9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Implement WebSockets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3</text:p>
          </table:table-cell>
          <table:table-cell table:style-name="ce9" office:value-type="float" office:value="0" calcext:value-type="float">
            <text:p>0</text:p>
          </table:table-cell>
          <table:table-cell table:formula="of:=IF([.F5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64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65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66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 with referential integ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80" calcext:value-type="float">
            <text:p>8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DT66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Get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IF([.F74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DT67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PostRequests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IF([.F75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DT68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Delete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76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  <table:table-row table:style-name="ro2">
          <table:table-cell table:style-name="ce9" office:value-type="string" calcext:value-type="string">
            <text:p>DT69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Put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77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8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88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8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90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</table:table>
      <table:table table:name="Project Management Task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20:13:52.863897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3H30M20S</meta:editing-duration>
    <meta:editing-cycles>19</meta:editing-cycles>
    <meta:generator>LibreOffice/4.2.6.3$Linux_X86_64 LibreOffice_project/420$Build-3</meta:generator>
    <meta:initial-creator>Lachlan </meta:initial-creator>
    <dc:date>2014-09-29T20:21:13.066443619</dc:date>
    <meta:document-statistic meta:table-count="5" meta:cell-count="1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04cm" svg:y="0.316cm" chart:style-name="ch2">
          <text:p>Project Completion</text:p>
        </chart:title>
        <chart:subtitle svg:x="6.847cm" svg:y="0.89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'Development Tasks'.M3:'Development Tasks'.N4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'Development Tasks'.M3:'Development Tasks'.M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velopment Tasks'.N3:'Development Tasks'.N4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'Development Tasks'.M3:'Development Tasks'.M4</svg:desc>
                </draw:g>
              </table:table-cell>
              <table:table-cell office:value-type="float" office:value="55">
                <text:p>55</text:p>
                <draw:g>
                  <svg:desc>'Development Tasks'.N3:'Development Tasks'.N4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